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 style:master-page-name="Standard">
      <style:paragraph-properties fo:margin-top="0cm" fo:margin-bottom="0cm" loext:contextual-spacing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itajcie, moi drodzy, w kolejnej edycji „Przeglądu Muzycznego”. Jak się zapewne domyślacie, nie umarłem. Co więcej, tworzę teraz również <office:annotation office:name="__Annotation__4_245332741"><dc:creator>Tomasz Firla</dc:creator><dc:date>2016-11-08T15:54:25</dc:date><text:p><text:span text:style-name="T2">myślę, że możnaby tu wrzucić link do FB</text:span></text:p></office:annotation>posty na facebooku<office:annotation-end office:name="__Annotation__4_245332741"/>, do lektury których gorąco zresztą zachęcam.</text:p>
      <text:p text:style-name="P1"/>
      <text:p text:style-name="P1">Kontynuujemy nurt z wydania poprzedniego, mieszając jednak rzeczy stare i świeże. W ten sposób te osoby, które za muzyką nie podążają w ogóle, będą miały szansę się co nieco dowiedzieć na podstawie moich wykopalisk.</text:p>
      <text:p text:style-name="P1"/>
      <text:p text:style-name="P1">Tym razem newsy dotyczyć będą nieco bardziej „oficjalnej” części naszego fandomu. Pierwszym jest tworzący się musical „Equestria Girls”. Show odbędzie się w Dżakarcie, w Singapurze oraz w Manilli. Więcej informacji, a także ciekawy filmik, pod <office:annotation office:name="__Annotation__11_245332741"><dc:creator>Gandzia Gandzia</dc:creator><dc:date>2016-11-04T22:46:32</dc:date><text:p><text:span text:style-name="T2">Tu link</text:span></text:p></office:annotation>tym linkiem<office:annotation-end office:name="__Annotation__11_245332741"/>. <text:a xlink:type="simple" xlink:href="http://www.equestriadaily.com/2016/10/the-cast-of-my-little-pony-musical-in.html" text:style-name="Internet_20_link" text:visited-style-name="Visited_20_Internet_20_Link"><text:span text:style-name="T1">http://www.equestriadaily.com/2016/10/the-cast-of-my-little-pony-musical-in.html</text:span></text:a>. </text:p>
      <text:p text:style-name="P1"/>
      <text:p text:style-name="P1">Kolejną rzeczą jest wydanie przez Hasbro płyty z największymi hitami sezonów 1-5. Zawierać ma szesnaście utworów koncentrujących się na szóstce głównych bohaterek. Więcej informacji<office:annotation office:name="__Annotation__21_245332741"><dc:creator>Gandzia Gandzia</dc:creator><dc:date>2016-11-04T22:48:48</dc:date><text:p><text:span text:style-name="T2">jw.</text:span></text:p></office:annotation> tutaj. <office:annotation-end office:name="__Annotation__21_245332741"/><text:span text:style-name="T1">http://www.equestriadaily.com/2016/10/another-vinyl-record-my-little-pony.html</text:span>.</text:p>
      <text:p text:style-name="P1"/>
      <text:p text:style-name="P1">To by było na tyle z części newsowej. Pora na (dosłownie) trochę muzyki!</text:p>
      <text:p text:style-name="P1"/>
      <text:p text:style-name="P1"/>
      <text:p text:style-name="P1"/>
      <text:p text:style-name="P1"/>
      <text:p text:style-name="P1"><text:a xlink:type="simple" xlink:href="https://www.youtube.com/watch?v=KICChXmA41M" text:style-name="Internet_20_link" text:visited-style-name="Visited_20_Internet_20_Link"><text:span text:style-name="T1">https://www.youtube.com/watch?v=KICChXmA41M</text:span></text:a> </text:p>
      <text:p text:style-name="P1">L-Train – „Theme from «Daring Did: Tales of an Adventurer’s Companion»”</text:p>
      <text:p text:style-name="P1">[Orchestral]</text:p>
      <text:p text:style-name="P1">Utwór instrumentalny na dobry początek przeglądu. Żwawy, typowo przygodowy, idealnie pasuje do Daring Do i jej opowieści. Jak na L-Traina wyjątkowo mało tu metalu, ale może to i lepiej. W ogóle by tu nie pasował.</text:p>
      <text:p text:style-name="P1"/>
      <text:p text:style-name="P1"><text:a xlink:type="simple" xlink:href="https://www.youtube.com/watch?v=9BeV1HAhlgE" text:style-name="Internet_20_link" text:visited-style-name="Visited_20_Internet_20_Link"><text:span text:style-name="T1">https://www.youtube.com/watch?v=9BeV1HAhlgE</text:span></text:a> </text:p>
      <text:p text:style-name="P1">Silva Hound – „Fall to the Clouds”</text:p>
      <text:p text:style-name="P1">[Remix]</text:p>
      <text:p text:style-name="P1">Remix kawałka Vyleta i LilyCloud. Nic specjalnego, ale chciałem zachować trochę różnorodności w przeglądzie.</text:p>
      <text:p text:style-name="P1"/>
      <text:p text:style-name="P1"><text:a xlink:type="simple" xlink:href="https://www.youtube.com/watch?v=P82CxOFA3iE" text:style-name="Internet_20_link" text:visited-style-name="Visited_20_Internet_20_Link"><text:span text:style-name="T1">https://www.youtube.com/watch?v=P82CxOFA3iE</text:span></text:a></text:p>
      <text:p text:style-name="P1">Segments of Life – „My Empty Reality”</text:p>
      <text:p text:style-name="P1">Odkryłem nowego, świetnego artystę. Ten utwór pojawił się w jednym z facebookowych postów pod koniec października i wciąż utrzymuję, że pomimo elektronicznego brzmienia, pod wieloma względami jest on świetny. </text:p>
      <text:p text:style-name="P1"/>
      <text:p text:style-name="P1"><text:a xlink:type="simple" xlink:href="https://www.youtube.com/watch?v=EBu7cghjhKI" text:style-name="Internet_20_link" text:visited-style-name="Visited_20_Internet_20_Link"><text:span text:style-name="T1">https://www.youtube.com/watch?v=EBu7cghjhKI</text:span></text:a> Exiark &amp; Chi-Chi – „Life still left in me”</text:p>
      <text:p text:style-name="P1">[Club] [Pop] [Remix]</text:p>
      <text:p text:style-name="P1">Ciekawa rzecz. Niby typowo popowy utwór, a jednak coś go odróżnia… nie potrafię dokładnie określić, co, ale to wystarczyło, by mnie zaciekawić. Zwyczajnie polecam przesłuchać samemu. Istnieje również wersja akustyczna, o <office:annotation office:name="__Annotation__55_245332741"><dc:creator>Gandzia Gandzia</dc:creator><dc:date>2016-11-04T22:53:19</dc:date><text:p><text:span text:style-name="T2">Link tutaj.</text:span></text:p></office:annotation>tutaj<office:annotation-end office:name="__Annotation__55_245332741"/>.</text:p>
      <text:p text:style-name="P1"><text:a xlink:type="simple" xlink:href="https://www.youtube.com/watch?v=uVF_ALv0Eh0" text:style-name="Internet_20_link" text:visited-style-name="Visited_20_Internet_20_Link"><text:span text:style-name="T1">https://www.youtube.com/watch?v=uVF_ALv0Eh0</text:span></text:a> </text:p>
      <text:p text:style-name="P1"><text:soft-page-break/></text:p>
      <text:p text:style-name="P1"><text:a xlink:type="simple" xlink:href="https://www.youtube.com/watch?v=KHtbFQlacCM" text:style-name="Internet_20_link" text:visited-style-name="Visited_20_Internet_20_Link"><text:span text:style-name="T1">https://www.youtube.com/watch?v=KHtbFQlacCM</text:span></text:a> Reverbrony feat. Vinyl Dark Scratch – „Energized”</text:p>
      <text:p text:style-name="P1">[Hybryda: Metal/Elektronika]</text:p>
      <text:p text:style-name="P1">Już sam tytuł wskazuje, z czym będziemy mieć do czynienia. Zresztą już sam autor powinien wam dać do myślenia. Reverbrony pojawia się w „Przeglądzie” prawie od samego początku mojej „kariery”, a mimo to zawsze potrafię znaleźć u niego coś godnego uwagi. Może i jestem stronniczy, ale co poradzę? Zwyczajnie uwielbiam jego muzykę. Polecam serdecznie. </text:p>
      <text:p text:style-name="P1"/>
      <text:p text:style-name="P1"><text:a xlink:type="simple" xlink:href="https://www.youtube.com/watch?v=KZMjlSihFOU" text:style-name="Internet_20_link" text:visited-style-name="Visited_20_Internet_20_Link"><text:span text:style-name="T1">https://www.youtube.com/watch?v=KZMjlSihFOU</text:span></text:a> Vylet – Evening Trot</text:p>
      <text:p text:style-name="P1">[Jazz]</text:p>
      <text:p text:style-name="P1">Instrumentalny jazz zawsze jest w cenie. Choć przyznam szczerze, Vylet mnie tym razem zaskoczył – nigdy bym się nie spodziewał, że stworzy utwór w tych klimatach. Absolutnie jednak nie narzekam. Brzmi ładnie, na obrazku namalowana Rarity ze Spike’iem</text:p>
      <text:p text:style-name="P1"/>
      <text:p text:style-name="P1"><text:a xlink:type="simple" xlink:href="https://www.youtube.com/watch?v=levsSJavxHA" text:style-name="Internet_20_link" text:visited-style-name="Visited_20_Internet_20_Link"><text:span text:style-name="T1">https://www.youtube.com/watch?v=levsSJavxHA</text:span></text:a> Archie – „Chasing The Sunrise”</text:p>
      <text:p text:style-name="P1">[Electropop]</text:p>
      <text:p text:style-name="P1">Chwytliwe to! Nawet ja bym chętnie się do tego pogibał, a nie dość, że tańczę kijowo, to jeszcze niechętnie. Szacunek do artysty za samo wzmożenie we mnie tej chęci. Muzycznie z kolei nie ma zbyt wiele do opisywania.</text:p>
      <text:p text:style-name="P1"/>
      <text:p text:style-name="P1"><text:a xlink:type="simple" xlink:href="https://www.youtube.com/watch?v=7dwn-ssnG1g" text:style-name="Internet_20_link" text:visited-style-name="Visited_20_Internet_20_Link"><text:span text:style-name="T1">https://www.youtube.com/watch?v=7dwn-ssnG1g</text:span></text:a> Flyghtning vs VirusP – „Psycho Chaos” </text:p>
      <text:p text:style-name="P1">[Collab][Electro] </text:p>
      <text:p text:style-name="P1">Collab, czy raczej „walka” między dwoma artystami. Ciężki mi to właściwie ocenić, bo nie dość, że rodzaj muzyki nie w moim typie, to jeszcze nie potrafię rozróżnić, kto zrobił którą część. No cóż. W takim razie ocenę pozostawię wam.</text:p>
      <text:p text:style-name="P1"/>
      <text:p text:style-name="P1"><text:a xlink:type="simple" xlink:href="https://www.youtube.com/watch?v=OZLcDuaRB90" text:style-name="Internet_20_link" text:visited-style-name="Visited_20_Internet_20_Link"><text:span text:style-name="T1">https://www.youtube.com/watch?v=OZLcDuaRB90</text:span></text:a> Nicolas Dominique – „Every Happy Thing She Does”</text:p>
      <text:p text:style-name="P1">[Trance]</text:p>
      <text:p text:style-name="P1">Wesoła Glimmer na obrazku i pasująca do niej muzyka. Czego chcieć więcej? Standardowej animacji typu „skaczące słupki, których nikt nieznający się na muzyce nie zrozumie” też tu nie zabrakło! A tak nieco poważniej, przyjemny kawałek, dobrze zbalansowany.<text:line-break/><text:line-break/>Hmm… muszę kiedyś zrobić edycję przeglądu poświęconą tylko i wyłącznie Niklasowi. Serio, koleś. Za dużo utworów wydajesz.</text:p>
      <text:p text:style-name="P1"/>
      <text:p text:style-name="P1"><text:a xlink:type="simple" xlink:href="https://www.youtube.com/watch?v=j-0cgHsPIv0" text:style-name="Internet_20_link" text:visited-style-name="Visited_20_Internet_20_Link"><text:span text:style-name="T1">https://www.youtube.com/watch?v=j-0cgHsPIv0</text:span></text:a> Wasteland Wailers – „Dare Master”</text:p>
      <text:p text:style-name="P1">[Jazz] [Falloutowo]</text:p>
      <text:p text:style-name="P1">Miałem wrażenie, że gram w „New Vegas”. Nie ma właściwie co tu opisywać – ci, którzy zwracali już wcześniej uwagę na utwory Wasteland Wailers, które tu wrzucałem, mogą spodziewać się równie dobrej jakości co poprzednio. Britanny Church i tym razem nie zawodzi, chociaż coraz częściej zauważam fragmenty tekstu kompletnie niewspółgrające z rytmiką.</text:p>
      <text:p text:style-name="P1"/>
      <text:p text:style-name="P1"><text:a xlink:type="simple" xlink:href="https://www.youtube.com/watch?v=1uurervZSis" text:style-name="Internet_20_link" text:visited-style-name="Visited_20_Internet_20_Link"><text:span text:style-name="T1">https://www.youtube.com/watch?v=1uurervZSis</text:span></text:a> Amoria – „Verismo (The Balefire Symphony)”</text:p>
      <text:p text:style-name="P1"><text:soft-page-break/>[Album] [Calm/Ambient] [Orchestral]</text:p>
      <text:p text:style-name="P1">Na koniec zaś krótki albumik od Stable Tec Studios (Ktoś o nich w ogóle pamięta?). Po dwóch latach wydali coś dłuższego niż minutową animację! Co więcej, to całkiem fajnie brzmi! Serdecznie polecam to przesłuchać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 LibreOffice_project/d3bf12ecb743fc0d20e0be0c58ca359301eb705f</meta:generator>
    <dc:date>2016-11-10T00:17:26.711000000</dc:date>
    <meta:editing-duration>PT2H35M31S</meta:editing-duration>
    <meta:editing-cycles>1</meta:editing-cycles>
    <meta:document-statistic meta:table-count="0" meta:image-count="0" meta:object-count="0" meta:page-count="3" meta:paragraph-count="41" meta:word-count="648" meta:character-count="4971" meta:non-whitespace-character-count="4342"/>
  </office:meta>
</office:document-meta>
</file>